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A0000009CEFE82FF5F5F7619A.png" manifest:media-type="image/png"/>
  <manifest:file-entry manifest:full-path="Pictures/10000000000001090000008E5425AE7AA3E7AF3C.png" manifest:media-type="image/png"/>
  <manifest:file-entry manifest:full-path="Pictures/1000000000000093000000A293BF9F7BF64E56E6.png" manifest:media-type="image/png"/>
  <manifest:file-entry manifest:full-path="Pictures/100000000000014400000091A5A5E114AB92137D.png" manifest:media-type="image/png"/>
  <manifest:file-entry manifest:full-path="Pictures/10000000000001BC00000084AD76C457DEC77726.png" manifest:media-type="image/png"/>
  <manifest:file-entry manifest:full-path="Pictures/10000000000002430000004F8BBAFB4C5CC86D2E.png" manifest:media-type="image/png"/>
  <manifest:file-entry manifest:full-path="Pictures/1000000000000124000000AD1342906B3EBE69ED.png" manifest:media-type="image/png"/>
  <manifest:file-entry manifest:full-path="Pictures/100000000000028000000058C678C2A81CA2BE43.png" manifest:media-type="image/png"/>
  <manifest:file-entry manifest:full-path="Pictures/10000000000000F20000008ECC793A9FA0C0104F.png" manifest:media-type="image/png"/>
  <manifest:file-entry manifest:full-path="Pictures/100000000000018A000000A1D9CA01512667E79D.png" manifest:media-type="image/png"/>
  <manifest:file-entry manifest:full-path="Pictures/1000000000000210000000A629F9821C5A725D98.png" manifest:media-type="image/png"/>
  <manifest:file-entry manifest:full-path="Pictures/10000000000001F1000000664FD9B06FB115877D.png" manifest:media-type="image/png"/>
  <manifest:file-entry manifest:full-path="Pictures/1000000000000131000000A12A77C1247D797444.png" manifest:media-type="image/png"/>
  <manifest:file-entry manifest:full-path="Pictures/100000000000007200000065AD127D0224CC6B27.png" manifest:media-type="image/png"/>
  <manifest:file-entry manifest:full-path="Pictures/100000000000018700000075E118A21014BABCA4.png" manifest:media-type="image/png"/>
  <manifest:file-entry manifest:full-path="Pictures/10000000000002120000006D8243B339F8A7DB9B.png" manifest:media-type="image/png"/>
  <manifest:file-entry manifest:full-path="Pictures/10000000000001EE000001EE33A4FCC89E61119B.png" manifest:media-type="image/png"/>
  <manifest:file-entry manifest:full-path="Pictures/1000000000000288000000572619F260D41EC897.png" manifest:media-type="image/png"/>
  <manifest:file-entry manifest:full-path="Pictures/10000000000001DE000000930A8B0A0EA1393E9B.png" manifest:media-type="image/png"/>
  <manifest:file-entry manifest:full-path="Pictures/1000000000000188000000579DA6D067E56A5F8B.png" manifest:media-type="image/png"/>
  <manifest:file-entry manifest:full-path="Pictures/100000000000029D000000702C53B12310A8CF2B.png" manifest:media-type="image/png"/>
  <manifest:file-entry manifest:full-path="Pictures/100000000000006E0000009380A93E8E4DA9BA65.png" manifest:media-type="image/png"/>
  <manifest:file-entry manifest:full-path="Pictures/100000000000020D00000095276055EE10E75B14.png" manifest:media-type="image/png"/>
  <manifest:file-entry manifest:full-path="Pictures/10000000000001E6000000713185FA064B5354E9.png" manifest:media-type="image/png"/>
  <manifest:file-entry manifest:full-path="Pictures/10000000000001CF000000552F34867753BA234A.png" manifest:media-type="image/png"/>
  <manifest:file-entry manifest:full-path="Pictures/10000000000001A9000000A49B9DC7B09DD32AB3.png" manifest:media-type="image/png"/>
  <manifest:file-entry manifest:full-path="Pictures/10000000000000FA00000082B140535ACA3F01BB.png" manifest:media-type="image/png"/>
  <manifest:file-entry manifest:full-path="Pictures/10000000000001F0000001EFCE0EA1CE91FADBA4.png" manifest:media-type="image/png"/>
  <manifest:file-entry manifest:full-path="Pictures/10000000000001ED000001EC9A36A1D18DFF693D.png" manifest:media-type="image/png"/>
  <manifest:file-entry manifest:full-path="Pictures/10000000000001400000009D9C0D377A08C70374.png" manifest:media-type="image/png"/>
  <manifest:file-entry manifest:full-path="Pictures/10000000000001E9000000A176E1BEFAA3B9124E.png" manifest:media-type="image/png"/>
  <manifest:file-entry manifest:full-path="Pictures/10000000000001EE000001EF470DA3DE7B0421D2.png" manifest:media-type="image/png"/>
  <manifest:file-entry manifest:full-path="Pictures/10000000000000AC0000006BED580684BEB86DC3.png" manifest:media-type="image/png"/>
  <manifest:file-entry manifest:full-path="Pictures/10000000000001EB000001EE9E245D14FD005BC2.png" manifest:media-type="image/png"/>
  <manifest:file-entry manifest:full-path="Pictures/10000000000001920000005D9A52DBD04D26174A.png" manifest:media-type="image/png"/>
  <manifest:file-entry manifest:full-path="Pictures/10000000000001120000007D992D62E9D8792705.png" manifest:media-type="image/png"/>
  <manifest:file-entry manifest:full-path="Pictures/100000000000016D00000095AFB2E7377D3F2142.png" manifest:media-type="image/png"/>
  <manifest:file-entry manifest:full-path="Pictures/100000000000020B0000008AFC371CDA054F52F9.png" manifest:media-type="image/png"/>
  <manifest:file-entry manifest:full-path="Pictures/10000000000000A3000000774D2A66C697F7F47B.png" manifest:media-type="image/png"/>
  <manifest:file-entry manifest:full-path="Pictures/10000000000000F5000000A81EF37F187B05F6B7.png" manifest:media-type="image/png"/>
  <manifest:file-entry manifest:full-path="Pictures/10000000000001EF000001F208D9394C06498DAB.png" manifest:media-type="image/png"/>
  <manifest:file-entry manifest:full-path="Pictures/10000000000001B00000002A8C0646FEC06585E6.png" manifest:media-type="image/png"/>
  <manifest:file-entry manifest:full-path="Pictures/100000000000018500000097F55E8044BF65B26E.png" manifest:media-type="image/png"/>
  <manifest:file-entry manifest:full-path="Pictures/100000000000010B0000007CF76F914E4C783774.png" manifest:media-type="image/png"/>
  <manifest:file-entry manifest:full-path="Pictures/100000000000011C000000986F7B367CFA5F23E7.png" manifest:media-type="image/png"/>
  <manifest:file-entry manifest:full-path="Pictures/100000000000005100000093F6A4924247A84CE5.png" manifest:media-type="image/png"/>
  <manifest:file-entry manifest:full-path="Pictures/100000000000015D000000915F7634C5ADC3DDBD.png" manifest:media-type="image/png"/>
  <manifest:file-entry manifest:full-path="Pictures/10000000000001E90000009747830FD6B92710A1.png" manifest:media-type="image/png"/>
  <manifest:file-entry manifest:full-path="Pictures/10000000000000750000005EDE4C803B0D2E50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text-properties officeooo:rsid="0006eec0" officeooo:paragraph-rsid="0006eec0"/>
    </style:style>
    <style:style style:name="P3" style:family="paragraph" style:parent-style-name="Standard">
      <style:text-properties officeooo:rsid="0009d891" officeooo:paragraph-rsid="0009d891"/>
    </style:style>
    <style:style style:name="P4" style:family="paragraph" style:parent-style-name="Standard">
      <style:text-properties officeooo:rsid="000b2b9b" officeooo:paragraph-rsid="000b2b9b"/>
    </style:style>
    <style:style style:name="P5" style:family="paragraph" style:parent-style-name="Standard">
      <style:text-properties officeooo:rsid="000c982c" officeooo:paragraph-rsid="000c982c"/>
    </style:style>
    <style:style style:name="P6" style:family="paragraph" style:parent-style-name="Standard">
      <style:text-properties officeooo:rsid="000cb322" officeooo:paragraph-rsid="000cb322"/>
    </style:style>
    <style:style style:name="P7" style:family="paragraph" style:parent-style-name="Standard">
      <style:text-properties officeooo:rsid="000dc196" officeooo:paragraph-rsid="000dc196"/>
    </style:style>
    <style:style style:name="P8" style:family="paragraph" style:parent-style-name="Standard">
      <style:paragraph-properties fo:break-before="page"/>
      <style:text-properties officeooo:rsid="0006eec0" officeooo:paragraph-rsid="0006eec0"/>
    </style:style>
    <style:style style:name="P9" style:family="paragraph" style:parent-style-name="Standard">
      <style:paragraph-properties fo:break-before="page"/>
      <style:text-properties officeooo:rsid="0009d891" officeooo:paragraph-rsid="0009d891"/>
    </style:style>
    <style:style style:name="P10" style:family="paragraph" style:parent-style-name="Standard">
      <style:paragraph-properties fo:break-before="page"/>
      <style:text-properties officeooo:rsid="000b2b9b" officeooo:paragraph-rsid="000b2b9b"/>
    </style:style>
    <style:style style:name="P11" style:family="paragraph" style:parent-style-name="Standard">
      <style:paragraph-properties fo:break-before="page"/>
      <style:text-properties officeooo:rsid="000c982c" officeooo:paragraph-rsid="000c982c"/>
    </style:style>
    <style:style style:name="P12" style:family="paragraph" style:parent-style-name="Standard">
      <style:paragraph-properties fo:break-before="page"/>
      <style:text-properties officeooo:rsid="000cb322" officeooo:paragraph-rsid="000cb322"/>
    </style:style>
    <style:style style:name="P13" style:family="paragraph" style:parent-style-name="Standard">
      <style:paragraph-properties fo:break-before="page"/>
      <style:text-properties officeooo:rsid="000dc196" officeooo:paragraph-rsid="000dc1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8">2.</text:p>
      <text:p text:style-name="P2"><draw:frame draw:style-name="fr2" draw:name="Image5" text:anchor-type="paragraph" svg:width="17.59cm" svg:height="2.944cm" draw:z-index="4"><draw:image xlink:href="Pictures/100000000000029D000000702C53B12310A8CF2B.png" xlink:type="simple" xlink:show="embed" xlink:actuate="onLoad"/></draw:frame></text:p>
      <text:p text:style-name="P2"><draw:frame draw:style-name="fr1" draw:name="Image6" text:anchor-type="paragraph" svg:width="14.023cm" svg:height="2.884cm" draw:z-index="5"><draw:image xlink:href="Pictures/10000000000002120000006D8243B339F8A7DB9B.png" xlink:type="simple" xlink:show="embed" xlink:actuate="onLoad"/></draw:frame></text:p>
      <text:p text:style-name="P2"/>
      <text:p text:style-name="P2"><draw:frame draw:style-name="fr1" draw:name="Image7" text:anchor-type="paragraph" svg:width="13.891cm" svg:height="3.942cm" draw:z-index="6"><draw:image xlink:href="Pictures/100000000000020D00000095276055EE10E75B14.png" xlink:type="simple" xlink:show="embed" xlink:actuate="onLoad"/></draw:frame></text:p>
      <text:p text:style-name="P2"/>
      <text:p text:style-name="P2"><draw:frame draw:style-name="fr3" draw:name="Image8" text:anchor-type="paragraph" svg:width="13.07cm" svg:height="13.07cm" draw:z-index="7"><draw:image xlink:href="Pictures/10000000000001EE000001EE33A4FCC89E6111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3.</text:p>
      <text:p text:style-name="P3"><draw:frame draw:style-name="fr1" draw:name="Image9" text:anchor-type="paragraph" svg:width="15.319cm" svg:height="2.09cm" draw:z-index="8"><draw:image xlink:href="Pictures/10000000000002430000004F8BBAFB4C5CC86D2E.png" xlink:type="simple" xlink:show="embed" xlink:actuate="onLoad"/></draw:frame></text:p>
      <text:p text:style-name="P3"><draw:frame draw:style-name="fr1" draw:name="Image10" text:anchor-type="paragraph" svg:width="11.43cm" svg:height="1.111cm" draw:z-index="9"><draw:image xlink:href="Pictures/10000000000001B00000002A8C0646FEC06585E6.png" xlink:type="simple" xlink:show="embed" xlink:actuate="onLoad"/></draw:frame></text:p>
      <text:p text:style-name="P3"><draw:frame draw:style-name="fr4" draw:name="Image11" text:anchor-type="paragraph" svg:x="2.365cm" svg:y="1.088cm" svg:width="12.859cm" svg:height="2.99cm" draw:z-index="10"><draw:image xlink:href="Pictures/10000000000001E6000000713185FA064B5354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2" text:anchor-type="paragraph" svg:x="2.201cm" svg:y="0.146cm" svg:width="10.425cm" svg:height="4.26cm" draw:z-index="11"><draw:image xlink:href="Pictures/100000000000018A000000A1D9CA01512667E7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width="12.938cm" svg:height="4.26cm" draw:z-index="12"><draw:image xlink:href="Pictures/10000000000001E9000000A176E1BEFAA3B91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4" text:anchor-type="paragraph" svg:width="7.768cm" svg:height="7.784cm" draw:z-index="13"><draw:image xlink:href="Pictures/10000000000001EE000001EF470DA3DE7B0421D2.png" xlink:type="simple" xlink:show="embed" xlink:actuate="onLoad"/></draw:frame></text:p>
      <text:p text:style-name="P9">4.</text:p>
      <text:p text:style-name="P3"><draw:frame draw:style-name="fr1" draw:name="Image15" text:anchor-type="paragraph" svg:width="16.933cm" svg:height="2.328cm" draw:z-index="14"><draw:image xlink:href="Pictures/100000000000028000000058C678C2A81CA2BE43.png" xlink:type="simple" xlink:show="embed" xlink:actuate="onLoad"/></draw:frame></text:p>
      <text:p text:style-name="P3"/>
      <text:p text:style-name="P3"><draw:frame draw:style-name="fr1" draw:name="Image16" text:anchor-type="paragraph" svg:width="7.011cm" svg:height="3.757cm" draw:z-index="15"><draw:image xlink:href="Pictures/10000000000001090000008E5425AE7AA3E7AF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7" text:anchor-type="paragraph" svg:width="11.748cm" svg:height="3.493cm" draw:z-index="16"><draw:image xlink:href="Pictures/10000000000001BC00000084AD76C457DEC777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8" text:anchor-type="paragraph" svg:width="8.573cm" svg:height="3.836cm" draw:z-index="17"><draw:image xlink:href="Pictures/100000000000014400000091A5A5E114AB9213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9" text:anchor-type="paragraph" svg:width="6.615cm" svg:height="3.44cm" draw:z-index="18"><draw:image xlink:href="Pictures/10000000000000FA00000082B140535ACA3F01B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paragraph" svg:width="13.97cm" svg:height="4.392cm" draw:z-index="19"><draw:image xlink:href="Pictures/1000000000000210000000A629F9821C5A725D98.png" xlink:type="simple" xlink:show="embed" xlink:actuate="onLoad"/></draw:frame><text:soft-page-break/></text:p>
      <text:p text:style-name="P3"/>
      <text:p text:style-name="P3"><draw:frame draw:style-name="fr1" draw:name="Image21" text:anchor-type="paragraph" svg:width="6.403cm" svg:height="3.757cm" draw:z-index="20"><draw:image xlink:href="Pictures/10000000000000F20000008ECC793A9FA0C010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2" text:anchor-type="paragraph" svg:width="12.647cm" svg:height="3.889cm" draw:z-index="21"><draw:image xlink:href="Pictures/10000000000001DE000000930A8B0A0EA1393E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3" text:anchor-type="paragraph" svg:width="11.875cm" svg:height="11.85cm" draw:z-index="22"><draw:image xlink:href="Pictures/10000000000001ED000001EC9A36A1D18DFF693D.png" xlink:type="simple" xlink:show="embed" xlink:actuate="onLoad"/></draw:frame></text:p>
      <text:p text:style-name="P10"><draw:frame draw:style-name="fr4" draw:name="Image24" text:anchor-type="paragraph" svg:x="0.222cm" svg:y="0.764cm" svg:width="17.145cm" svg:height="2.302cm" draw:z-index="23"><draw:image xlink:href="Pictures/1000000000000288000000572619F260D41EC897.png" xlink:type="simple" xlink:show="embed" xlink:actuate="onLoad"/></draw:frame>5.</text:p>
      <text:p text:style-name="P4"/>
      <text:p text:style-name="P4"><draw:frame draw:style-name="fr1" draw:name="Image25" text:anchor-type="paragraph" svg:width="8.467cm" svg:height="4.154cm" draw:z-index="24"><draw:image xlink:href="Pictures/10000000000001400000009D9C0D377A08C7037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6" text:anchor-type="paragraph" svg:width="12.938cm" svg:height="3.995cm" draw:z-index="25"><draw:image xlink:href="Pictures/10000000000001E90000009747830FD6B92710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7" text:anchor-type="paragraph" svg:width="4.551cm" svg:height="2.831cm" draw:z-index="26"><draw:image xlink:href="Pictures/10000000000000AC0000006BED580684BEB86DC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8" text:anchor-type="paragraph" svg:width="9.657cm" svg:height="3.942cm" draw:z-index="27"><draw:image xlink:href="Pictures/100000000000016D00000095AFB2E7377D3F214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9" text:anchor-type="paragraph" svg:width="13.838cm" svg:height="3.651cm" draw:z-index="28"><draw:image xlink:href="Pictures/100000000000020B0000008AFC371CDA054F52F9.png" xlink:type="simple" xlink:show="embed" xlink:actuate="onLoad"/></draw:frame></text:p>
      <text:p text:style-name="P10"><draw:frame draw:style-name="fr1" draw:name="Image30" text:anchor-type="paragraph" svg:width="6.482cm" svg:height="4.445cm" draw:z-index="29"><draw:image xlink:href="Pictures/10000000000000F5000000A81EF37F187B05F6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1" text:anchor-type="paragraph" svg:width="11.245cm" svg:height="4.339cm" draw:z-index="30"><draw:image xlink:href="Pictures/10000000000001A9000000A49B9DC7B09DD32A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2" text:anchor-type="paragraph" svg:width="13.097cm" svg:height="13.176cm" draw:z-index="31"><draw:image xlink:href="Pictures/10000000000001EF000001F208D9394C06498DAB.png" xlink:type="simple" xlink:show="embed" xlink:actuate="onLoad"/></draw:frame></text:p>
      <text:p text:style-name="P4"/>
      <text:p text:style-name="P4"/>
      <text:p text:style-name="P11">6.</text:p>
      <text:p text:style-name="P5"><draw:frame draw:style-name="fr1" draw:name="Image33" text:anchor-type="paragraph" svg:width="10.372cm" svg:height="2.302cm" draw:z-index="32"><draw:image xlink:href="Pictures/1000000000000188000000579DA6D067E56A5F8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4" text:anchor-type="paragraph" svg:width="7.064cm" svg:height="3.281cm" draw:z-index="33"><draw:image xlink:href="Pictures/100000000000010B0000007CF76F914E4C78377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5" text:anchor-type="paragraph" svg:width="8.07cm" svg:height="4.26cm" draw:z-index="34"><draw:image xlink:href="Pictures/1000000000000131000000A12A77C1247D79744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6" text:anchor-type="paragraph" svg:width="2.143cm" svg:height="3.889cm" draw:z-index="35"><draw:image xlink:href="Pictures/100000000000005100000093F6A4924247A84C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7" text:anchor-type="paragraph" svg:width="9.234cm" svg:height="3.836cm" draw:z-index="36"><draw:image xlink:href="Pictures/100000000000015D000000915F7634C5ADC3DDB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8" text:anchor-type="paragraph" svg:width="3.889cm" svg:height="4.286cm" draw:z-index="37"><draw:image xlink:href="Pictures/1000000000000093000000A293BF9F7BF64E56E6.png" xlink:type="simple" xlink:show="embed" xlink:actuate="onLoad"/></draw:frame></text:p>
      <text:p text:style-name="P5"/>
      <text:p text:style-name="P5"/>
      <text:p text:style-name="P11"><draw:frame draw:style-name="fr1" draw:name="Image39" text:anchor-type="paragraph" svg:width="3.016cm" svg:height="2.672cm" draw:z-index="38"><draw:image xlink:href="Pictures/100000000000007200000065AD127D0224CC6B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40" text:anchor-type="paragraph" svg:width="7.514cm" svg:height="4.022cm" draw:z-index="39"><draw:image xlink:href="Pictures/100000000000011C000000986F7B367CFA5F23E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1" text:anchor-type="paragraph" svg:width="3.096cm" svg:height="2.487cm" draw:z-index="40"><draw:image xlink:href="Pictures/10000000000000750000005EDE4C803B0D2E509D.png" xlink:type="simple" xlink:show="embed" xlink:actuate="onLoad"/></draw:frame></text:p>
      <text:p text:style-name="P12">7.</text:p>
      <text:p text:style-name="P6"><draw:frame draw:style-name="fr1" draw:name="Image42" text:anchor-type="paragraph" svg:width="10.636cm" svg:height="2.461cm" draw:z-index="41"><draw:image xlink:href="Pictures/10000000000001920000005D9A52DBD04D26174A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1" draw:name="Image43" text:anchor-type="paragraph" svg:width="7.25cm" svg:height="3.307cm" draw:z-index="42"><draw:image xlink:href="Pictures/10000000000001120000007D992D62E9D879270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4" text:anchor-type="paragraph" svg:width="10.292cm" svg:height="3.995cm" draw:z-index="43"><draw:image xlink:href="Pictures/100000000000018500000097F55E8044BF65B26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5" text:anchor-type="paragraph" svg:width="2.91cm" svg:height="3.889cm" draw:z-index="44"><draw:image xlink:href="Pictures/100000000000006E0000009380A93E8E4DA9BA6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6" text:anchor-type="paragraph" svg:width="7.726cm" svg:height="4.577cm" draw:z-index="45"><draw:image xlink:href="Pictures/1000000000000124000000AD1342906B3EBE69E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7" text:anchor-type="paragraph" svg:width="5.345cm" svg:height="4.128cm" draw:z-index="46"><draw:image xlink:href="Pictures/10000000000000CA0000009CEFE82FF5F5F7619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draw:frame draw:style-name="fr1" draw:name="Image48" text:anchor-type="paragraph" svg:width="4.313cm" svg:height="3.149cm" draw:z-index="47"><draw:image xlink:href="Pictures/10000000000000A3000000774D2A66C697F7F47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9" text:anchor-type="paragraph" svg:width="13.123cm" svg:height="13.097cm" draw:z-index="48"><draw:image xlink:href="Pictures/10000000000001F0000001EFCE0EA1CE91FADBA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3">8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1:23:38.743572489</dc:date>
    <meta:editing-duration>PT40M18S</meta:editing-duration>
    <meta:editing-cycles>9</meta:editing-cycles>
    <meta:generator>LibreOffice/5.3.1.2$Linux_X86_64 LibreOffice_project/30m0$Build-2</meta:generator>
    <meta:document-statistic meta:table-count="0" meta:image-count="49" meta:object-count="0" meta:page-count="12" meta:paragraph-count="9" meta:word-count="12" meta:character-count="51" meta:non-whitespace-character-count="48"/>
  </office:meta>
</office:document-meta>
</file>